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C10000012181B78993CEFE0F1A.png" manifest:media-type="image/png"/>
  <manifest:file-entry manifest:full-path="Pictures/10004C3900013C66000034EBE9EEC7E2BC2FF9D9.svg" manifest:media-type="image/svg+xml"/>
  <manifest:file-entry manifest:full-path="Pictures/1000020100000555000004C034B7329D25D90F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Oswald" svg:font-family="Oswald" style:font-pitch="variable"/>
    <style:font-face style:name="Oswald1" svg:font-family="Oswald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95cm" fo:min-width="27.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ffffff" draw:fill="none" draw:fill-color="#ffffff" draw:textarea-horizontal-align="left" draw:auto-grow-height="true" draw:auto-grow-width="false" fo:min-height="1.88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5cm" svg:stroke-color="#de6400" draw:marker-start-width="0.355cm" draw:marker-end-width="0.355cm" draw:opacity="0%" draw:textarea-horizontal-align="justify" draw:textarea-vertical-align="middle" draw:auto-grow-height="false" fo:min-height="0.974cm" fo:min-width="0.158cm" fo:padding-top="0.15cm" fo:padding-bottom="0.15cm" fo:padding-left="0.275cm" fo:padding-right="0.275cm" draw:shadow-opacity="0%"/>
    </style:style>
    <style:style style:name="gr7" style:family="graphic" style:parent-style-name="standard">
      <style:graphic-properties svg:stroke-width="0.05cm" svg:stroke-color="#de6400" draw:marker-start-width="0.355cm" draw:marker-end-width="0.355cm" draw:opacity="0%" draw:textarea-horizontal-align="justify" draw:textarea-vertical-align="middle" draw:auto-grow-height="false" fo:min-height="0.974cm" fo:min-width="0cm" fo:padding-top="0.15cm" fo:padding-bottom="0.15cm" fo:padding-left="0.275cm" fo:padding-right="0.275cm" draw:shadow-opacity="0%"/>
    </style:style>
    <style:style style:name="gr8" style:family="graphic" style:parent-style-name="objectwithoutfill">
      <style:graphic-properties svg:stroke-width="0.05cm" svg:stroke-color="#de64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text-transform="uppercase" fo:color="#ffffff" style:font-name="Oswald1" fo:font-size="36pt" style:font-size-asian="18pt" style:font-size-complex="18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  <style:text-properties style:font-name="Open Sans1" fo:font-size="22pt" style:font-size-asian="18pt" style:font-size-complex="18pt"/>
    </style:style>
    <style:style style:name="P7" style:family="paragraph">
      <style:text-properties fo:color="#de6400" style:font-name="Open Sans1" fo:font-weight="bold" style:font-size-asian="18pt" style:font-size-complex="18pt"/>
    </style:style>
    <style:style style:name="P8" style:family="paragraph">
      <loext:graphic-properties draw:fill="none" draw:fill-color="#ffffff"/>
      <style:text-properties fo:color="#de6400" style:font-name="Open Sans1" fo:font-size="36pt" fo:font-weight="bold" style:font-size-asian="15pt" style:font-size-complex="15pt"/>
    </style:style>
    <style:style style:name="P9" style:family="paragraph">
      <loext:graphic-properties draw:opacity="0%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text-transform="uppercase" fo:color="#ffffff" style:font-name="Oswald1" fo:font-size="36pt" style:font-size-asian="18pt" style:font-size-complex="18pt"/>
    </style:style>
    <style:style style:name="T2" style:family="text">
      <style:text-properties style:font-name="Open Sans1" fo:font-size="22pt" style:font-size-asian="18pt" style:font-size-complex="18pt"/>
    </style:style>
    <style:style style:name="T3" style:family="text">
      <style:text-properties fo:font-size="28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3.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7.427cm" svg:height="15.525cm" svg:x="5.287cm" svg:y="5.075cm">
          <draw:image xlink:href="Pictures/1000020100000555000004C034B7329D25D90FF1.png" xlink:type="simple" xlink:show="embed" xlink:actuate="onLoad">
            <text:p/>
          </draw:image>
        </draw:frame>
        <draw:frame draw:name="logo-text-white.svg" draw:style-name="gr2" draw:text-style-name="P2" draw:layer="layout" svg:width="10.764cm" svg:height="1.8cm" svg:x="0.534cm" svg:y="0.7cm">
          <draw:image xlink:href="Pictures/10004C3900013C66000034EBE9EEC7E2BC2FF9D9.svg" xlink:type="simple" xlink:show="embed" xlink:actuate="onLoad">
            <text:p/>
          </draw:image>
          <draw:image xlink:href="Pictures/10000201000006C10000012181B78993CEFE0F1A.png" xlink:type="simple" xlink:show="embed" xlink:actuate="onLoad"/>
        </draw:frame>
        <draw:frame draw:style-name="gr3" draw:text-style-name="P4" draw:layer="layout" svg:width="10.6cm" svg:height="2.135cm" svg:x="17cm" svg:y="0.4cm">
          <draw:text-box>
            <text:p text:style-name="P3"><text:span text:style-name="T1">SR 2019 Kickstart</text:span></text:p>
          </draw:text-box>
        </draw:frame>
        <draw:frame draw:style-name="gr4" draw:text-style-name="P6" draw:layer="layout" svg:width="21.9cm" svg:height="1.31cm" svg:x="3.05cm" svg:y="3.4cm">
          <draw:text-box>
            <text:p text:style-name="P5"><text:span text:style-name="T2">For directions to get to campus see: </text:span><text:span text:style-name="T2"><text:a xlink:href="https://goo.gl/MGrBup" xlink:type="simple">https://goo.gl/MGrBup</text:a></text:span></text:p>
          </draw:text-box>
        </draw:frame>
        <draw:frame draw:style-name="gr5" draw:text-style-name="P8" draw:layer="layout" svg:width="4.257cm" svg:height="1.593cm" svg:x="14.743cm" svg:y="7.807cm">
          <draw:text-box>
            <text:p text:style-name="P7"><text:span text:style-name="T3">Parking</text:span></text:p>
          </draw:text-box>
        </draw:frame>
        <draw:custom-shape draw:style-name="gr6" draw:text-style-name="P9" draw:layer="layout" svg:width="1cm" svg:height="1.8cm" svg:x="13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xml:id="id1" draw:id="id1" draw:layer="layout" svg:width="5.074cm" svg:height="1.593cm" svg:x="16.8cm" svg:y="9.907cm">
          <draw:text-box>
            <text:p text:style-name="P7"><text:span text:style-name="T3">Intro talk</text:span></text:p>
          </draw:text-box>
        </draw:frame>
        <draw:custom-shape draw:style-name="gr7" draw:text-style-name="P9" xml:id="id2" draw:id="id2" draw:layer="layout" svg:width="0.6cm" svg:height="1.8cm" draw:transform="rotate (0.112748269678834) translate (13.901cm 9.8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type="curve" svg:x1="16.8cm" svg:y1="10.703cm" svg:x2="14.598cm" svg:y2="10.665cm" draw:start-shape="id1" draw:end-shape="id2" draw:end-glue-point="10" svg:d="M16800 10703c-1555 0-455-38-2202-38" svg:viewBox="0 0 2203 39">
          <text:p/>
        </draw:connecto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Oswald" svg:font-family="Oswald" style:font-pitch="variable"/>
    <style:font-face style:name="Oswald1" svg:font-family="Oswald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270ed" draw:marker-start-width="0.2cm" draw:marker-start-center="false" draw:marker-end-width="0.2cm" draw:marker-end-center="false" draw:fill="solid" draw:fill-color="#3270ed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13:32:24.330806774</meta:creation-date>
    <dc:date>2018-10-14T15:15:13.640728626</dc:date>
    <meta:editing-duration>PT21M46S</meta:editing-duration>
    <meta:editing-cycles>4</meta:editing-cycles>
    <meta:generator>LibreOffice/5.1.6.2$Linux_X86_64 LibreOffice_project/10m0$Build-2</meta:generator>
    <meta:document-statistic meta:object-count="33"/>
  </office:meta>
</office:document-meta>
</file>